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12" style:family="paragraph" style:parent-style-name="Standard">
      <style:paragraph-properties fo:text-align="start" style:justify-single-word="false" fo:break-before="page"/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 Tekst Adventure Psudo Code</text:p>
      <text:p text:style-name="P9">Game Flow</text:p>
      <text:p text:style-name="P10">Read out location description.</text:p>
      <text:p text:style-name="P10">Present options.</text:p>
      <text:p text:style-name="P10">Player picks option.</text:p>
      <text:p text:style-name="P10">Execute option</text:p>
      <text:p text:style-name="P10"/>
      <text:p text:style-name="P9">Scripts</text:p>
      <text:p text:style-name="P9">Node_Controller</text:p>
      <text:p text:style-name="P6">Functions</text:p>
      <text:list xml:id="list4010233744956885996" text:style-name="L1">
        <text:list-item>
          <text:p text:style-name="P3">Tell the player what is in the north, east, south and westen directions.</text:p>
        </text:list-item>
        <text:list-item>
          <text:p text:style-name="P3">Present the player options as to where they can go and what they can do. </text:p>
        </text:list-item>
        <text:list-item>
          <text:p text:style-name="P3">Move to the required node.</text:p>
        </text:list-item>
        <text:list-item>
          <text:p text:style-name="P3"/>
        </text:list-item>
      </text:list>
      <text:p text:style-name="P6">Set Option List</text:p>
      <text:p text:style-name="P2">Add the optionsContents to the list of options<text:tab/></text:p>
      <text:p text:style-name="P2"/>
      <text:p text:style-name="P6">Opening Description</text:p>
      <text:p text:style-name="P2">Read out what is to the north south east and west.</text:p>
      <text:p text:style-name="P2">Run Set options to key comands</text:p>
      <text:p text:style-name="P6">Read Options</text:p>
      <text:p text:style-name="P2">Run Set options to key comands</text:p>
      <text:p text:style-name="P2">Read a list of options that are in line with the list.</text:p>
      <text:p text:style-name="P2">Present players with options</text:p>
      <text:p text:style-name="P2">Different Options Max Six Options</text:p>
      <text:list xml:id="list1937480265289780534" text:style-name="L2">
        <text:list-item>
          <text:p text:style-name="P4">Go North</text:p>
        </text:list-item>
        <text:list-item>
          <text:p text:style-name="P4">Go East</text:p>
        </text:list-item>
        <text:list-item>
          <text:p text:style-name="P4">Go South</text:p>
        </text:list-item>
        <text:list-item>
          <text:p text:style-name="P4">Go West</text:p>
        </text:list-item>
        <text:list-item>
          <text:p text:style-name="P4">Open Inventory</text:p>
        </text:list-item>
        <text:list-item>
          <text:p text:style-name="P4">Talk to NPC</text:p>
        </text:list-item>
        <text:list-item>
          <text:p text:style-name="P4">Investigate the area</text:p>
        </text:list-item>
      </text:list>
      <text:p text:style-name="P2"/>
      <text:p text:style-name="P2"/>
      <text:p text:style-name="P2"/>
      <text:p text:style-name="P6">Set Options to Key Comands</text:p>
      <text:p text:style-name="P7">Detect which options have have option text and place them in a list. </text:p>
      <text:p text:style-name="P6"/>
      <text:p text:style-name="P12">Update//Waiting for player</text:p>
      <text:p text:style-name="P2">If we are waiting for the player to choose an option and they pick an option then</text:p>
      <text:p text:style-name="P2">run continue.</text:p>
      <text:p text:style-name="P2"/>
      <text:p text:style-name="P1">If we are waiting for them to continue and the player presses up then run execute options with the selected node.</text:p>
      <text:p text:style-name="P1"/>
      <text:p text:style-name="P1">If we are waiting for the player to use an item.</text:p>
      <text:p text:style-name="P1"/>
      <text:p text:style-name="P5">Waiting for player</text:p>
      <text:p text:style-name="P1">if the player picks an inital option run Atempt Action with the correct node description</text:p>
      <text:p text:style-name="P5"/>
      <text:p text:style-name="P5">Waiting to investigate</text:p>
      <text:p text:style-name="P1">Printing to the screen the investigation text.</text:p>
      <text:p text:style-name="P1"/>
      <text:p text:style-name="P1"/>
      <text:p text:style-name="P6">Atempt Action(node_Description_Contence) // Continue</text:p>
      <text:p text:style-name="P2">If they dont need an item then read the description on what hapens.</text:p>
      <text:p text:style-name="P2">If they do need an item then loop back into present options.</text:p>
      <text:p text:style-name="P2">If they need an item and have an item run optionToUseItem.</text:p>
      <text:p text:style-name="P2"/>
      <text:p text:style-name="P6">OptionToUseItem</text:p>
      <text:p text:style-name="P2">Set the play as waiting to use the item.</text:p>
      <text:p text:style-name="P2">If they use the item run Execute Options with the correct node.</text:p>
      <text:p text:style-name="P2"/>
      <text:p text:style-name="P6">Execute Options(node_controller)</text:p>
      <text:p text:style-name="P2">Tell the Node_Manager what the next node is.</text:p>
      <text:p text:style-name="P2"/>
      <text:p text:style-name="P6">Detect Duel Key Input Latancy</text:p>
      <text:p text:style-name="P2">Detect if you are press two keys at a time after a given amount of time.</text:p>
      <text:p text:style-name="P2"/>
      <text:p text:style-name="P6">DetectWhichAttempt</text:p>
      <text:p text:style-name="P2">Chest to see if any duel keys are pressed and if any single keys are press and runs the correct Atempt action.</text:p>
      <text:p text:style-name="P2"/>
      <text:p text:style-name="P8">Investigate</text:p>
      <text:p text:style-name="P7">Check to see what happens when investigated and carry out that function.</text:p>
      <text:p text:style-name="P2"/>
      <text:p text:style-name="P6">Move Option to Location (Vector3, int)</text:p>
      <text:p text:style-name="P2">Puts the option text as far up as the ui should.</text:p>
      <text:p text:style-name="P2"/>
      <text:p text:style-name="P12">Choose inventory option</text:p>
      <text:p text:style-name="P2">If the player gives input it will call what is needed from the option in the inventory. Such as use an ite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8M55S</meta:editing-duration>
    <meta:editing-cycles>67</meta:editing-cycles>
    <meta:generator>OpenOffice/4.1.5$Win32 OpenOffice.org_project/415m1$Build-9789</meta:generator>
    <dc:date>2018-07-15T18:15:41.05</dc:date>
    <meta:document-statistic meta:table-count="0" meta:image-count="0" meta:object-count="0" meta:page-count="3" meta:paragraph-count="59" meta:word-count="410" meta:character-count="2242"/>
    <meta:user-defined meta:name="Info 1"/>
    <meta:user-defined meta:name="Info 2"/>
    <meta:user-defined meta:name="Info 3"/>
    <meta:user-defined meta:name="Info 4"/>
  </office:meta>
</office:document-meta>
</file>